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b1e2" officeooo:paragraph-rsid="001eb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r Ass is lazy isn’t it ?</text:p>
      <text:p text:style-name="P1"/>
      <text:p text:style-name="P1">Due to lack of sport centers in Prievidza, most asses in our city are lazy.</text:p>
      <text:p text:style-name="P1">You are wondering why aren’t we building more centers?</text:p>
      <text:p text:style-name="P1">Well city’s money isn’t in our city, but rather in someone’s wallet?</text:p>
      <text:p text:style-name="P1">So now you don’t want you kids to be lazy, so be careful who you vote.</text:p>
      <text:p text:style-name="P1">Your ass depends on 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6:23:12.533975305</meta:creation-date>
    <dc:date>2024-04-13T16:31:55.079368100</dc:date>
    <meta:editing-duration>PT8M43S</meta:editing-duration>
    <meta:editing-cycles>1</meta:editing-cycles>
    <meta:document-statistic meta:table-count="0" meta:image-count="0" meta:object-count="0" meta:page-count="1" meta:paragraph-count="6" meta:word-count="64" meta:character-count="317" meta:non-whitespace-character-count="259"/>
    <meta:generator>LibreOffice/7.5.9.2$Linux_X86_64 LibreOffice_project/50$Build-2</meta:generator>
  </office:meta>
</office:document-meta>
</file>